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Bitstream Vera Serif" svg:font-family="'Bitstream Vera Serif'" style:font-adornments="Regular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2" style:family="paragraph" style:parent-style-name="Standard">
      <style:text-properties style:font-name="Trebuchet MS"/>
    </style:style>
    <style:style style:name="P3" style:family="paragraph" style:parent-style-name="Standard">
      <style:text-properties style:text-position="0% 100%" style:font-name="Trebuchet MS"/>
    </style:style>
    <style:style style:name="P4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5" style:family="paragraph" style:parent-style-name="Standard">
      <style:text-properties style:text-position="0% 100%" style:font-name="Trebuchet MS" fo:font-weight="normal" style:font-weight-asian="normal" style:font-weight-complex="normal"/>
    </style:style>
    <style:style style:name="P6" style:family="paragraph" style:parent-style-name="Standard">
      <style:paragraph-properties fo:break-before="page"/>
      <style:text-properties style:text-position="0% 100%" style:font-name="Trebuchet MS"/>
    </style:style>
    <style:style style:name="P7" style:family="paragraph" style:parent-style-name="Standard">
      <style:paragraph-properties fo:break-before="page"/>
      <style:text-properties style:font-name="Trebuchet MS"/>
    </style:style>
    <style:style style:name="P8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9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10" style:family="paragraph" style:parent-style-name="Standard">
      <style:text-properties style:font-name="Trebuchet MS" style:text-underline-style="none"/>
    </style:style>
    <style:style style:name="P11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12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letter-kerning="true"/>
    </style:style>
    <style:style style:name="T10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style:style style:name="fr2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ly Criterion.</text:p>
      <text:p text:style-name="P1">v-to-1 odds, bet f (between 0 and 1) fraction of B, your bankroll.</text:p>
      <text:p text:style-name="P1">Optimal bet is?</text:p>
      <text:p text:style-name="P1">Guess 1. <text:s/>Start with B</text:p>
      <text:p text:style-name="P2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1">Root to get optimal per-game bet. Since the amount you win on a split is independent of f, differentiate to maximize w.r.t. F:<draw:frame draw:style-name="fr1" draw:name="Object2" text:anchor-type="as-char" svg:width="4.419cm" svg:height="0.563cm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1"/>
      <text:p text:style-name="P1"><draw:frame draw:style-name="fr1" draw:name="Object4" text:anchor-type="as-char" svg:width="5.821cm" svg:height="1.154cm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1"/>
      <text:p text:style-name="P1"><draw:frame draw:style-name="fr1" draw:name="Object5" text:anchor-type="as-char" svg:width="4.821cm" svg:height="1.064cm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1"/>
      <text:p text:style-name="P1"><draw:frame draw:style-name="fr1" draw:name="Object6" text:anchor-type="as-char" svg:width="4.987cm" svg:height="0.512cm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1"/>
      <text:p text:style-name="P1"><draw:frame draw:style-name="fr1" draw:name="Object7" text:anchor-type="as-char" svg:width="5.189cm" svg:height="0.489cm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1"/>
      <text:p text:style-name="P1"><draw:frame draw:style-name="fr1" draw:name="Object8" text:anchor-type="as-char" svg:width="5.502cm" svg:height="0.489cm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1"/>
      <text:p text:style-name="P1"><draw:frame draw:style-name="fr1" draw:name="Object9" text:anchor-type="as-char" svg:width="4.44cm" svg:height="1.025cm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1"/>
      <text:p text:style-name="P1"><draw:frame draw:style-name="fr1" draw:name="Object10" text:anchor-type="as-char" svg:width="4.44cm" svg:height="1.025cm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1"/>
      <text:p text:style-name="P1">If %p = %W and &amp;L = 1-%W then:</text:p>
      <text:p text:style-name="P1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1">should u=1/v be found: f_max = p(1+u)-u</text:p>
      <text:p text:style-name="P1"/>
      <text:p text:style-name="P1">HOWEVER, there might be splits right?</text:p>
      <text:p text:style-name="P1">We can ignore losses and say %W/%L = (wins/n)÷(losses/n) = wins/losses = %x. Now,</text:p>
      <text:p text:style-name="P1"><draw:frame draw:style-name="fr1" draw:name="Object11" text:anchor-type="as-char" svg:width="3.687cm" svg:height="1.025cm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1"/>
      <text:p text:style-name="P1"><draw:frame draw:style-name="fr1" draw:name="Object12" text:anchor-type="as-char" svg:width="2.803cm" svg:height="1.088cm" draw:z-index="11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14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1"/>
      <text:p text:style-name="P1">Our turn.</text:p>
      <text:p text:style-name="P1">For e players,</text:p>
      <text:p text:style-name="P1"><draw:frame draw:style-name="fr1" draw:name="Object14" text:anchor-type="as-char" svg:width="12.481cm" svg:height="0.716cm" draw:z-index="12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1"><draw:frame draw:style-name="fr1" draw:name="Object27" text:anchor-type="as-char" svg:width="11.656cm" svg:height="1.335cm" draw:z-index="15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3">B<text:tab/><text:tab/>the money available TO BE BET, this does not include money already bet</text:p>
      <text:p text:style-name="P3">f<text:span text:style-name="T2">pot</text:span><text:tab/><text:tab/>the fraction of my bankroll available to be won, from the pot<text:line-break/><text:tab/><text:tab/><text:tab/>(dead from previous rounds and called bets)</text:p>
      <text:p text:style-name="P3">e<text:tab/><text:tab/>number of people that have already called plus the initial better, added to the potential future calls;<text:line-break/><text:tab/><text:tab/><text:tab/>also the number of people to BEAT.</text:p>
      <text:p text:style-name="P3">(f + f<text:span text:style-name="T2">d</text:span>)<text:tab/>the amount to bet. This is our input/independent variable function input</text:p>
      <text:p text:style-name="P3">losses<text:tab/><text:tab/>percent chance to lose against one hand</text:p>
      <text:p text:style-name="P3">splits<text:tab/><text:tab/>percent chance to split with one hand</text:p>
      <text:p text:style-name="P3">wins<text:tab/><text:tab/>percent change to win</text:p>
      <text:p text:style-name="P3"/>
      <text:p text:style-name="P3"/>
      <text:p text:style-name="P4">VARIABLE FACTOR:<text:span text:style-name="T3"> e has to be an integer for the purposes of s</text:span><text:span text:style-name="T4">av</text:span><text:span text:style-name="T3">. Which way can we round?</text:span></text:p>
      <text:p text:style-name="P5"><text:tab/>Consider you bet x and the pot holds f<text:span text:style-name="T2">pot</text:span>. The pot odds given are to bet x to profit (x+f<text:span text:style-name="T2">pot</text:span>). That's pay x to receive (2x+f<text:span text:style-name="T2">pot</text:span>) which you should do if you can win<draw:frame draw:style-name="fr1" draw:name="Object25" text:anchor-type="as-char" svg:width="1.79cm" svg:height="1.088cm" draw:z-index="16"><draw:object xlink:href="./Object 11" xlink:type="simple" xlink:show="embed" xlink:actuate="onLoad"/><draw:image xlink:href="./ObjectReplacements/Object 11" xlink:type="simple" xlink:show="embed" xlink:actuate="onLoad"/></draw:frame>of the time.</text:p>
      <text:p text:style-name="P4">VARIABLE FACTOR:<text:span text:style-name="T3"> Account for bets larger than an opponent's stack. Approximate?</text:span></text:p>
      <text:p text:style-name="P4">VARIABLE FACTOR:<text:span text:style-name="T3"> Wins should be the minimum? We adjust this value toward ultimate for bluffs then... PLEASE CONSIDER HOWEVER THAT WE CAN ACCOUNT FOR PEOPLE ONLY BETTING STRONGER HANDS BY MAINTAINING wins = chance to win if EVERYBODY THAT IS ALIVE AT ALL is in the hand.</text:span></text:p>
      <text:p text:style-name="P3"/>
      <text:p text:style-name="P3">From the function, find the maximum gain bet (quadratic optimization) and the equal-to-folding bet after the max:<draw:frame draw:style-name="fr1" draw:name="Object15" text:anchor-type="as-char" svg:width="2.956cm" svg:height="0.607cm" draw:z-index="17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18"><draw:object xlink:href="./Object 5" xlink:type="simple" xlink:show="embed" xlink:actuate="onLoad"/><draw:image xlink:href="./ObjectReplacements/Object 5" xlink:type="simple" xlink:show="embed" xlink:actuate="onLoad"/></draw:frame></text:p>
      <text:p text:style-name="P3">It is probably best to approximate the derivative for the root-finding via Newton's Method.</text:p>
      <text:p text:style-name="P3">Try the following, remembering that e* is a function of (f + f<text:span text:style-name="T2">d</text:span>) too!</text:p>
      <text:p text:style-name="P3"><draw:frame draw:style-name="fr1" draw:name="Object16" text:anchor-type="as-char" svg:width="15.81cm" svg:height="1.469cm" draw:z-index="19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1" draw:name="Object17" text:anchor-type="as-char" svg:width="10.167cm" svg:height="2.443cm" draw:z-index="20"><draw:object xlink:href="./Object 3" xlink:type="simple" xlink:show="embed" xlink:actuate="onLoad"/><draw:image xlink:href="./ObjectReplacements/Object 3" xlink:type="simple" xlink:show="embed" xlink:actuate="onLoad"/></draw:frame></text:p>
      <text:p text:style-name="P3">Now for the tricks</text:p>
      <text:p text:style-name="P3"><draw:frame draw:style-name="fr1" draw:name="Object21" text:anchor-type="as-char" svg:width="4.477cm" svg:height="0.55cm" draw:z-index="23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1" draw:name="Object18" text:anchor-type="as-char" svg:width="4.189cm" svg:height="0.55cm" draw:z-index="21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draw:name="Object20" text:anchor-type="as-char" svg:width="15.432cm" svg:height="1.169cm" draw:z-index="24"><draw:object xlink:href="./Object 6" xlink:type="simple" xlink:show="embed" xlink:actuate="onLoad"/><draw:image xlink:href="./ObjectReplacements/Object 6" xlink:type="simple" xlink:show="embed" xlink:actuate="onLoad"/></draw:frame></text:p>
      <text:p text:style-name="P3">then Newton's Method is:</text:p>
      <text:p text:style-name="P3"><draw:frame draw:style-name="fr1" draw:name="Object22" text:anchor-type="as-char" svg:width="3.637cm" svg:height="1.092cm" draw:z-index="25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3">Use G(x) to track the eps_abs and x<text:span text:style-name="T2">n+1</text:span> to track eps_step, but we know we are restricting it to bet-width minimum steps.</text:p>
      <text:p text:style-name="P3">Alternatively,</text:p>
      <text:p text:style-name="P3"><draw:frame draw:style-name="fr1" draw:name="Object23" text:anchor-type="as-char" svg:width="18.443cm" svg:height="1.291cm" draw:z-index="26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1" draw:name="Object24" text:anchor-type="as-char" svg:width="17.619cm" svg:height="1.291cm" draw:z-index="27"><draw:object xlink:href="./Object 10" xlink:type="simple" xlink:show="embed" xlink:actuate="onLoad"/><draw:image xlink:href="./ObjectReplacements/Object 10" xlink:type="simple" xlink:show="embed" xlink:actuate="onLoad"/></draw:frame></text:p>
      <text:p text:style-name="P6">We need to make the deterrent relative to something. Say, the call size c, or p/e or maybe (c+ p/e)...</text:p>
      <text:p text:style-name="P3">So</text:p>
      <text:p text:style-name="P3">Let d represent this constant.</text:p>
      <text:p text:style-name="P3">We will let v be the amount bet so far.</text:p>
      <text:p text:style-name="P3"/>
      <text:p text:style-name="P3">Then</text:p>
      <text:p text:style-name="P2"><text:span text:style-name="T5">the winnable factor of the utility function is (1 + p + v + (e*f – v)*d/(f+d)) = </text:span><text:span text:style-name="T5"><draw:frame draw:style-name="fr1" draw:name="Object37" text:anchor-type="as-char" svg:width="4.195cm" svg:height="1.042cm" draw:z-index="22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2"/>
      <text:p text:style-name="P2"/>
      <text:p text:style-name="P7">Formula to convert from (PCT, WL) to (wins, splits, loss):</text:p>
      <text:p text:style-name="P8"><draw:frame draw:style-name="fr1" draw:name="Object26" text:anchor-type="as-char" svg:width="3.067cm" svg:height="1.02cm" draw:z-index="34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35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36"><draw:object xlink:href="./Object 14" xlink:type="simple" xlink:show="embed" xlink:actuate="onLoad"/><draw:image xlink:href="./ObjectReplacements/Object 14" xlink:type="simple" xlink:show="embed" xlink:actuate="onLoad"/></draw:frame></text:p>
      <text:p text:style-name="P8"><draw:frame draw:style-name="fr1" draw:name="Object30" text:anchor-type="as-char" svg:width="4.764cm" svg:height="0.529cm" draw:z-index="37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38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39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<draw:frame draw:style-name="fr2" draw:name="Object33" text:anchor-type="as-char" svg:width="6.708cm" svg:height="1.706cm" draw:z-index="40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2">R3 := R3 – R2<text:tab/><text:tab/><draw:frame draw:style-name="fr2" draw:name="Object34" text:anchor-type="as-char" svg:width="5.659cm" svg:height="1.702cm" draw:z-index="41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R2 := R2 – R3<text:tab/><text:tab/><draw:frame draw:style-name="fr2" draw:name="Object35" text:anchor-type="as-char" svg:width="5.803cm" svg:height="1.702cm" draw:z-index="42"><draw:object xlink:href="./Object 20" xlink:type="simple" xlink:show="embed" xlink:actuate="onLoad"/><draw:image xlink:href="./ObjectReplacements/Object 20" xlink:type="simple" xlink:show="embed" xlink:actuate="onLoad"/></draw:frame></text:p>
      <text:p text:style-name="P2">R1 := (-1)R1<text:tab/><text:tab/><text:tab/><draw:frame draw:style-name="fr2" draw:name="Object36" text:anchor-type="as-char" svg:width="5.493cm" svg:height="1.702cm" draw:z-index="43"><draw:object xlink:href="./Object 21" xlink:type="simple" xlink:show="embed" xlink:actuate="onLoad"/><draw:image xlink:href="./ObjectReplacements/Object 21" xlink:type="simple" xlink:show="embed" xlink:actuate="onLoad"/></draw:frame></text:p>
      <text:p text:style-name="P2">R1 := R1 + (WL)R2<text:tab/><text:tab/><draw:frame draw:style-name="fr2" draw:name="Object38" text:anchor-type="as-char" svg:width="6.643cm" svg:height="1.715cm" draw:z-index="44"><draw:object xlink:href="./Object 22" xlink:type="simple" xlink:show="embed" xlink:actuate="onLoad"/><draw:image xlink:href="./ObjectReplacements/Object 22" xlink:type="simple" xlink:show="embed" xlink:actuate="onLoad"/></draw:frame></text:p>
      <text:p text:style-name="P2">R2 := (2WL-1)R2<text:tab/><text:tab/><draw:frame draw:style-name="fr2" draw:name="Object39" text:anchor-type="as-char" svg:width="8.731cm" svg:height="1.732cm" draw:z-index="45"><draw:object xlink:href="./Object 23" xlink:type="simple" xlink:show="embed" xlink:actuate="onLoad"/><draw:image xlink:href="./ObjectReplacements/Object 23" xlink:type="simple" xlink:show="embed" xlink:actuate="onLoad"/></draw:frame></text:p>
      <text:p text:style-name="P2">R2 := R2 – R1<text:tab/><text:tab/><draw:frame draw:style-name="fr2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Raw results</text:p>
      <text:p text:style-name="P2"><draw:frame draw:style-name="fr2" draw:name="Object41" text:anchor-type="as-char" svg:width="4.172cm" svg:height="1.032cm" draw:z-index="28"><draw:object xlink:href="./Object 25" xlink:type="simple" xlink:show="embed" xlink:actuate="onLoad"/><draw:image xlink:href="./ObjectReplacements/Object 25" xlink:type="simple" xlink:show="embed" xlink:actuate="onLoad"/></draw:frame> , <text:span text:style-name="T6"><draw:frame draw:style-name="fr2" draw:name="Object42" text:anchor-type="as-char" svg:width="4.902cm" svg:height="1.032cm" draw:z-index="29"><draw:object xlink:href="./Object 26" xlink:type="simple" xlink:show="embed" xlink:actuate="onLoad"/><draw:image xlink:href="./ObjectReplacements/Object 26" xlink:type="simple" xlink:show="embed" xlink:actuate="onLoad"/></draw:frame></text:span><text:span text:style-name="T6"> , </text:span><text:span text:style-name="T6"><draw:frame draw:style-name="fr2" draw:name="Object43" text:anchor-type="as-char" svg:width="5.392cm" svg:height="0.543cm" draw:z-index="30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9"><draw:frame draw:style-name="fr1" draw:name="Object44" text:anchor-type="as-char" svg:width="3.067cm" svg:height="1.02cm" draw:z-index="31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32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33"><draw:object xlink:href="./Object 30" xlink:type="simple" xlink:show="embed" xlink:actuate="onLoad"/><draw:image xlink:href="./ObjectReplacements/Object 30" xlink:type="simple" xlink:show="embed" xlink:actuate="onLoad"/></draw:frame></text:p>
      <text:p text:style-name="P2">Other conveniences:</text:p>
      <text:p text:style-name="P10"><text:span text:style-name="T7">(2PCT – 1) = </text:span><text:span text:style-name="T8">wins</text:span><text:span text:style-name="T7"> – </text:span><text:span text:style-name="T8">losses</text:span></text:p>
      <text:p text:style-name="P11"><text:span text:style-name="T8">splits</text:span> = (PCT<text:span text:style-name="T8"> – win</text:span><text:span text:style-name="T9">s)×2</text:span></text:p>
      <text:p text:style-name="P12"/>
      <text:p text:style-name="P12">Special cases: WL = 0, (2<text:span text:style-name="T10">×</text:span>PCT – 1) = 0, WL = 1, WL = 0.5, PCT = 1;</text:p>
      <text:p text:style-name="P12">Dangerous cases: WL = 0.5;</text:p>
      <text:p text:style-name="P12"/>
      <text:p text:style-name="P12">When splits = 1, WL (0/0) would originally be saved as 0. This is PCT = 0.5. (Handled by default)</text:p>
      <text:p text:style-name="P12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Bitstream Vera Serif" svg:font-family="'Bitstream Vera Serif'" style:font-adornments="Regular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erif" style:letter-kerning="tru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5-05-21T15:25:29</meta:creation-date>
    <dc:date>2006-07-27T11:32:42</dc:date>
    <dc:language>en-US</dc:language>
    <meta:editing-cycles>72</meta:editing-cycles>
    <meta:editing-duration>P4DT11H42M46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0" meta:image-count="0" meta:object-count="46" meta:page-count="7" meta:paragraph-count="76" meta:word-count="573" meta:character-count="3081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b>
                    <math:mi>f</math:mi>
                    <math:mi math:fontstyle="italic">pot</math:mi>
                  </math:msub>
                </math:mrow>
                <math:mo math:stretchy="false"></math:mo>
                <math:mrow>
                  <math:msup>
                    <math:mi>e</math:mi>
                    <math:mtext>*</math:mtext>
                  </math:msup>
                  <math:mo math:stretchy="false">⋅</math:mo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f_pot + e^"*" cdot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>
            <math:mi>s</math:mi>
            <math:mi math:fontstyle="italic">av</math:mi>
          </math:msub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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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sup>
                    <math:mrow>
                      <math:mo math:stretchy="false"></math:mo>
                      <math:mrow>
                        <math:mi>e</math:mi>
                        <math:mo math:stretchy="false">−</math:mo>
                        <math:mi>m</math:mi>
                      </math:mrow>
                      <math:mo math:stretchy="false"></math:mo>
                    </math:mrow>
                    <math:mtext>*</math:mtext>
                  </math:msup>
                </math:mrow>
                <math:mrow>
                  <math:mi>m</math:mi>
                  <math:mo math:stretchy="false">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{{f_pot + (f + f_d)(e-m)^"*"} over {m+1}} 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</math:mo>
          <math:mrow>
            <math:mi>f</math:mi>
            <math:mo math:stretchy="false"></math:mo>
            <math:msub>
              <math:mi>f</math:mi>
              <math:mi>d</math:mi>
            </math:msub>
          </math:mrow>
          <math:mo math:stretchy="false"></math:mo>
        </math:mrow>
      </math:mrow>
      <math:mo math:stretchy="false">=</math:mo>
      <math:mrow>
        <math:mfenced math:open="" math:close="">
          <math:mrow>
            <math:mrow>
              <math:mfrac>
                <math:mrow>
                  <math:mi>e</math:mi>
                  <math:mo math:stretchy="false">⋅</math:mo>
                  <math:msup>
                    <math:mi math:fontstyle="italic">win</math:mi>
                    <math:mi>e</math:mi>
                  </math:msup>
                </math:mrow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sub>
                        <math:mi>f</math:mi>
                        <math:mi math:fontstyle="italic">pot</math:mi>
                      </math:msub>
                    </math:mrow>
                    <math:mo math:stretchy="false"></math:mo>
                    <math:mrow>
                      <math:mi>e</math:mi>
                      <math:mo math:stretchy="false">⋅</math:mo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</math:mo>
                </math:mrow>
              </math:mfrac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  <math:mo math:stretchy="false"></math:mo>
              <math:mn>1</math:mn>
            </math:mrow>
          </math:mrow>
        </math:mfenced>
      </math:mrow>
    </math:mrow>
    <math:annotation math:encoding="StarMath 5.0">{G_shift'(f+f_d)}= left( {e cdot win^e } over (1+ f_pot + e cdot (f + f_d)) + { {(1-losses)^e} -1 } over (1-(f + f_d)) + (s^"*"_av(e,m,f_pot,f_c)) right) times { left( G_shift(f+f_d) +1 right)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frac>
      <math:mi>x</math:mi>
      <math:mrow>
        <math:mn>2x</math:mn>
        <math:mo math:stretchy="false"></math:mo>
        <math:msub>
          <math:mi>f</math:mi>
          <math:mi math:fontstyle="italic">pot</math:mi>
        </math:msub>
      </math:mrow>
    </math:mfrac>
    <math:annotation math:encoding="StarMath 5.0">x over {2x+f_pot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frac>
                <math:mrow>
                  <math:mfenced math:open="[" math:close="]">
                    <math:mrow>
                      <math:mi>e</math:mi>
                      <math:mrow>
                        <math:mrow>
                          <math:msup>
                            <math:mi>'</math:mi>
                            <math:mtext>*</math:mtext>
                          </math:msup>
                          <math:mo math:stretchy="false">⋅</math:mo>
                          <math:mrow>
                            <math:mo math:stretchy="false"></math:mo>
                            <math:mrow>
                              <math:mi>f</math:mi>
                              <math:mo math:stretchy="false"></math:mo>
                              <math:msub>
                                <math:mi>f</math:mi>
                                <math:mi>d</math:mi>
                              </math:msub>
                            </math:mrow>
                            <math:mo math:stretchy="false"></math:mo>
                          </math:mrow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</math:mrow>
                  </math:mfenced>
                  <math:mo math:stretchy="false">⋅</math:mo>
                  <math:msup>
                    <math:mi math:fontstyle="italic">win</math:mi>
                    <math:mi>e</math:mi>
                  </math:msup>
                </math:mrow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sub>
                        <math:mi>f</math:mi>
                        <math:mi math:fontstyle="italic">pot</math:mi>
                      </math:msub>
                    </math:mrow>
                    <math:mo math:stretchy="false"></math:mo>
                    <math:mrow>
                      <math:msup>
                        <math:mi>e</math:mi>
                        <math:mtext>*</math:mtext>
                      </math:msup>
                      <math:mo math:stretchy="false">⋅</math:mo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</math:mo>
                </math:mrow>
              </math:mfrac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 { left[e'^"*" cdot (f + f_d) + e^"*" right] cdot win^e } over (1+ f_pot + e^"*" cdot (f + f_d))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rac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row>
              <math:msup>
                <math:mi math:fontstyle="italic">split</math:mi>
                <math:mi>m</math:mi>
              </math:msup>
              <math:mo math:stretchy="false">⋅</math:mo>
              <math:msup>
                <math:mfenced math:open="" math:close="">
                  <math:mrow>
                    <math:mi>e</math:mi>
                    <math:mo math:stretchy="false">−</math:mo>
                    <math:mi>m</math:mi>
                  </math:mrow>
                </math:mfenced>
                <math:mtext>*</math:mtext>
              </math:msup>
            </math:mrow>
          </math:mrow>
          <math:mfenced math:open="" math:close="">
            <math:mrow>
              <math:mn>1</math:mn>
              <math:mo math:stretchy="false">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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sup>
                    <math:mrow>
                      <math:mo math:stretchy="false"></math:mo>
                      <math:mrow>
                        <math:mi>e</math:mi>
                        <math:mo math:stretchy="false">−</math:mo>
                        <math:mi>m</math:mi>
                      </math:mrow>
                      <math:mo math:stretchy="false"></math:mo>
                    </math:mrow>
                    <math:mtext>*</math:mtext>
                  </math:msup>
                </math:mrow>
                <math:mrow>
                  <math:mi>m</math:mi>
                  <math:mo math:stretchy="false"></math:mo>
                  <math:mn>1</math:mn>
                </math:mrow>
              </math:mfrac>
            </math:mrow>
          </math:mfenced>
        </math:mfrac>
      </math:mrow>
    </math:mrow>
    <math:annotation math:encoding="StarMath 5.0">(s_av^"*"(e,m,f_pot,f_c)) = sum from m=1 to m={e-1} { {left( binom{e}{m} right) win^{e-m} split^m cdot left( e-m right)^"*"} over left(1+ {{f_pot + (f + f_d)(e-m)^"*"} over {m+1}} right)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−</math:mo>
        <math:mi>B</math:mi>
      </math:mrow>
    </math:mrow>
    <math:annotation math:encoding="StarMath 5.0">G_shift(x) cdot B = G(x) cdot B  - B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frac>
                <math:mrow>
                  <math:mi>e</math:mi>
                  <math:mo math:stretchy="false">⋅</math:mo>
                  <math:msup>
                    <math:mi math:fontstyle="italic">win</math:mi>
                    <math:mi>e</math:mi>
                  </math:msup>
                </math:mrow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sub>
                        <math:mi>f</math:mi>
                        <math:mi math:fontstyle="italic">pot</math:mi>
                      </math:msub>
                    </math:mrow>
                    <math:mo math:stretchy="false"></math:mo>
                    <math:mrow>
                      <math:mi>e</math:mi>
                      <math:mo math:stretchy="false">⋅</math:mo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</math:mo>
                </math:mrow>
              </math:mfrac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{e cdot win^e } over (1+ f_pot + e cdot (f + f_d)) + { {(1-losses)^e} -1 } over (1-(f + f_d)) + (s^"*"_av(e,m,f_pot,f_c)) right) times { G(f+f_d) }</math:annotation>
  </math:semantics>
</math:math>
</file>